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in Modern Roman1" svg:font-family="'Latin Modern Roman'" style:font-pitch="variable"/>
    <style:font-face style:name="Latin Modern Roman2" svg:font-family="'Latin Modern Roman'" style:font-adornments="12 Bold" style:font-pitch="variable"/>
    <style:font-face style:name="Latin Modern Roman" svg:font-family="'Latin Modern Roman'" style:font-adornments="12 Regular" style:font-pitch="variable"/>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officeooo:rsid="003995ec" officeooo:paragraph-rsid="003995ec"/>
    </style:style>
    <style:style style:name="P2" style:family="paragraph" style:parent-style-name="Text_20_body">
      <style:text-properties officeooo:rsid="0004ac4c" officeooo:paragraph-rsid="0004ac4c"/>
    </style:style>
    <style:style style:name="P3" style:family="paragraph" style:parent-style-name="Text_20_body">
      <style:text-properties style:font-name="Latin Modern Roman1" officeooo:rsid="0004ac4c" officeooo:paragraph-rsid="0004ac4c"/>
    </style:style>
    <style:style style:name="P4" style:family="paragraph" style:parent-style-name="Text_20_body">
      <style:paragraph-properties fo:text-align="center" style:justify-single-word="false"/>
      <style:text-properties style:font-name="Latin Modern Roman1" officeooo:rsid="00371322" officeooo:paragraph-rsid="0037bf67"/>
    </style:style>
    <style:style style:name="P5" style:family="paragraph" style:parent-style-name="Text_20_body">
      <style:paragraph-properties fo:text-align="start" style:justify-single-word="false"/>
      <style:text-properties style:font-name="Latin Modern Roman1" officeooo:rsid="00371322" officeooo:paragraph-rsid="00371322"/>
    </style:style>
    <style:style style:name="P6" style:family="paragraph" style:parent-style-name="Text_20_body">
      <style:paragraph-properties fo:text-align="start" style:justify-single-word="false"/>
      <style:text-properties style:font-name="Latin Modern Roman1" officeooo:rsid="002668c9" officeooo:paragraph-rsid="002728d9"/>
    </style:style>
    <style:style style:name="P7" style:family="paragraph" style:parent-style-name="Text_20_body">
      <style:paragraph-properties fo:text-align="start" style:justify-single-word="false"/>
      <style:text-properties officeooo:rsid="001477fb" officeooo:paragraph-rsid="001477fb"/>
    </style:style>
    <style:style style:name="P8" style:family="paragraph" style:parent-style-name="Text_20_body">
      <style:text-properties officeooo:rsid="001ab029" officeooo:paragraph-rsid="001ab029"/>
    </style:style>
    <style:style style:name="P9" style:family="paragraph" style:parent-style-name="Text_20_body">
      <style:paragraph-properties fo:text-align="start" style:justify-single-word="false"/>
      <style:text-properties officeooo:rsid="0025ae64" officeooo:paragraph-rsid="003bc9a9"/>
    </style:style>
    <style:style style:name="P10" style:family="paragraph" style:parent-style-name="Text_20_body">
      <style:paragraph-properties fo:text-align="start" style:justify-single-word="false"/>
      <style:text-properties officeooo:rsid="002930ea" officeooo:paragraph-rsid="002930ea"/>
    </style:style>
    <style:style style:name="P11" style:family="paragraph" style:parent-style-name="Text_20_body">
      <style:text-properties officeooo:paragraph-rsid="003a81b7"/>
    </style:style>
    <style:style style:name="P12" style:family="paragraph" style:parent-style-name="Text_20_body">
      <style:text-properties officeooo:rsid="004084f1" officeooo:paragraph-rsid="004084f1"/>
    </style:style>
    <style:style style:name="P13" style:family="paragraph" style:parent-style-name="Text_20_body">
      <style:text-properties officeooo:rsid="00411bc5" officeooo:paragraph-rsid="00420cc6"/>
    </style:style>
    <style:style style:name="P14" style:family="paragraph" style:parent-style-name="Text_20_body">
      <style:paragraph-properties fo:text-align="start" style:justify-single-word="false"/>
      <style:text-properties officeooo:rsid="002668c9" officeooo:paragraph-rsid="003bc9a9"/>
    </style:style>
    <style:style style:name="P15" style:family="paragraph" style:parent-style-name="Text_20_body">
      <style:text-properties officeooo:rsid="004601ad" officeooo:paragraph-rsid="0048cecb"/>
    </style:style>
    <style:style style:name="P16" style:family="paragraph" style:parent-style-name="Text_20_body">
      <style:text-properties officeooo:rsid="0049b367" officeooo:paragraph-rsid="0049b367"/>
    </style:style>
    <style:style style:name="P17" style:family="paragraph" style:parent-style-name="Subtitle">
      <style:paragraph-properties fo:text-align="start" style:justify-single-word="false"/>
      <style:text-properties style:font-name="Latin Modern Roman1" officeooo:rsid="00063e0b" officeooo:paragraph-rsid="00063e0b"/>
    </style:style>
    <style:style style:name="P18" style:family="paragraph" style:parent-style-name="Subtitle">
      <style:paragraph-properties fo:text-align="start" style:justify-single-word="false"/>
      <style:text-properties style:font-name="Latin Modern Roman1" officeooo:rsid="000995a7" officeooo:paragraph-rsid="000995a7"/>
    </style:style>
    <style:style style:name="P19" style:family="paragraph" style:parent-style-name="Subtitle">
      <style:paragraph-properties fo:text-align="start" style:justify-single-word="false"/>
      <style:text-properties style:font-name="Latin Modern Roman1" officeooo:rsid="000d8298" officeooo:paragraph-rsid="000d8298"/>
    </style:style>
    <style:style style:name="P20" style:family="paragraph" style:parent-style-name="Subtitle">
      <style:paragraph-properties fo:text-align="start" style:justify-single-word="false"/>
      <style:text-properties officeooo:rsid="00127b22" officeooo:paragraph-rsid="00127b22"/>
    </style:style>
    <style:style style:name="P21" style:family="paragraph" style:parent-style-name="Subtitle">
      <style:paragraph-properties fo:text-align="start" style:justify-single-word="false"/>
      <style:text-properties officeooo:rsid="0025ae64" officeooo:paragraph-rsid="0025ae64"/>
    </style:style>
    <style:style style:name="P22" style:family="paragraph" style:parent-style-name="Subtitle">
      <style:paragraph-properties fo:text-align="start" style:justify-single-word="false"/>
      <style:text-properties officeooo:rsid="00411bc5" officeooo:paragraph-rsid="00411bc5"/>
    </style:style>
    <style:style style:name="P23" style:family="paragraph" style:parent-style-name="Subtitle">
      <style:text-properties officeooo:rsid="00411bc5" officeooo:paragraph-rsid="00411bc5"/>
    </style:style>
    <style:style style:name="P24" style:family="paragraph" style:parent-style-name="Subtitle">
      <style:text-properties officeooo:rsid="00420cc6" officeooo:paragraph-rsid="00420cc6"/>
    </style:style>
    <style:style style:name="P25" style:family="paragraph" style:parent-style-name="Subtitle">
      <style:text-properties officeooo:rsid="0048cecb" officeooo:paragraph-rsid="0048cecb"/>
    </style:style>
    <style:style style:name="P26" style:family="paragraph" style:parent-style-name="Subtitle">
      <style:text-properties officeooo:rsid="0049b367" officeooo:paragraph-rsid="0049b367"/>
    </style:style>
    <style:style style:name="P27" style:family="paragraph" style:parent-style-name="Text_20_body">
      <style:paragraph-properties fo:break-before="page"/>
      <style:text-properties style:font-name="Latin Modern Roman1" officeooo:rsid="0004ac4c" officeooo:paragraph-rsid="0004ac4c"/>
    </style:style>
    <style:style style:name="P28" style:family="paragraph" style:parent-style-name="Title">
      <style:text-properties style:font-name="Latin Modern Roman1" officeooo:rsid="0004ac4c" officeooo:paragraph-rsid="0004ac4c"/>
    </style:style>
    <style:style style:name="P29" style:family="paragraph" style:parent-style-name="Title">
      <style:text-properties style:font-name="Latin Modern Roman1" officeooo:rsid="004601ad" officeooo:paragraph-rsid="0004ac4c"/>
    </style:style>
    <style:style style:name="P30" style:family="paragraph" style:parent-style-name="Text_20_body">
      <style:text-properties officeooo:rsid="00063e0b" officeooo:paragraph-rsid="005c8c73"/>
    </style:style>
    <style:style style:name="P31" style:family="paragraph" style:parent-style-name="Text_20_body">
      <style:text-properties style:font-name="Latin Modern Roman1" officeooo:rsid="001bbbd4" officeooo:paragraph-rsid="001c22e6"/>
    </style:style>
    <style:style style:name="P32" style:family="paragraph" style:parent-style-name="Text_20_body">
      <style:paragraph-properties fo:text-align="start" style:justify-single-word="false"/>
      <style:text-properties style:font-name="Latin Modern Roman1" officeooo:rsid="000995a7" officeooo:paragraph-rsid="005c8c73"/>
    </style:style>
    <style:style style:name="P33" style:family="paragraph" style:parent-style-name="Text_20_body">
      <style:text-properties style:font-name="Latin Modern Roman1" officeooo:rsid="005c8c73" officeooo:paragraph-rsid="005c8c73"/>
    </style:style>
    <style:style style:name="P34" style:family="paragraph" style:parent-style-name="Text_20_body">
      <style:text-properties officeooo:rsid="004ad6cc" officeooo:paragraph-rsid="004ad6cc"/>
    </style:style>
    <style:style style:name="P35" style:family="paragraph" style:parent-style-name="Text_20_body">
      <style:text-properties officeooo:rsid="005cf774" officeooo:paragraph-rsid="005cf774"/>
    </style:style>
    <style:style style:name="P36" style:family="paragraph" style:parent-style-name="Text_20_body">
      <style:text-properties officeooo:rsid="005d6b9f" officeooo:paragraph-rsid="005d6b9f"/>
    </style:style>
    <style:style style:name="P37" style:family="paragraph" style:parent-style-name="Heading_20_1" style:list-style-name="">
      <style:text-properties style:font-name="Latin Modern Roman1" officeooo:rsid="00063e0b" officeooo:paragraph-rsid="00063e0b"/>
    </style:style>
    <style:style style:name="P38" style:family="paragraph" style:parent-style-name="Heading_20_1">
      <style:text-properties style:font-name="Latin Modern Roman1" officeooo:rsid="000d8298" officeooo:paragraph-rsid="000d8298"/>
    </style:style>
    <style:style style:name="P39" style:family="paragraph" style:parent-style-name="Heading_20_1">
      <style:text-properties officeooo:rsid="00196081" officeooo:paragraph-rsid="00196081"/>
    </style:style>
    <style:style style:name="P40" style:family="paragraph" style:parent-style-name="Heading_20_1">
      <style:text-properties officeooo:rsid="0023f3da" officeooo:paragraph-rsid="0023f3da"/>
    </style:style>
    <style:style style:name="P41" style:family="paragraph" style:parent-style-name="Heading_20_1">
      <style:text-properties officeooo:rsid="004084f1" officeooo:paragraph-rsid="004084f1"/>
    </style:style>
    <style:style style:name="P42" style:family="paragraph" style:parent-style-name="Heading_20_1">
      <style:text-properties officeooo:rsid="005cf774" officeooo:paragraph-rsid="005cf774"/>
    </style:style>
    <style:style style:name="P43" style:family="paragraph" style:parent-style-name="Heading_20_1">
      <style:paragraph-properties fo:break-before="page"/>
      <style:text-properties style:font-name="Latin Modern Roman1" officeooo:rsid="00063e0b" officeooo:paragraph-rsid="00063e0b"/>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atin Modern Roman1"/>
    </style:style>
    <style:style style:name="T2" style:family="text">
      <style:text-properties style:font-name="Latin Modern Roman1" fo:font-weight="normal" style:font-weight-asian="normal" style:font-weight-complex="normal"/>
    </style:style>
    <style:style style:name="T3" style:family="text">
      <style:text-properties style:font-name="Latin Modern Roman1" fo:font-weight="normal" officeooo:rsid="00088441" style:font-weight-asian="normal" style:font-weight-complex="normal"/>
    </style:style>
    <style:style style:name="T4" style:family="text">
      <style:text-properties style:font-name="Latin Modern Roman1" officeooo:rsid="000d8298"/>
    </style:style>
    <style:style style:name="T5" style:family="text">
      <style:text-properties style:font-name="Latin Modern Roman1" officeooo:rsid="0010f99d"/>
    </style:style>
    <style:style style:name="T6" style:family="text">
      <style:text-properties style:font-name="Latin Modern Roman1" officeooo:rsid="00126113"/>
    </style:style>
    <style:style style:name="T7" style:family="text">
      <style:text-properties style:font-name="Latin Modern Roman1" officeooo:rsid="0014fe68"/>
    </style:style>
    <style:style style:name="T8" style:family="text">
      <style:text-properties style:font-name="Latin Modern Roman1" officeooo:rsid="00153cf3"/>
    </style:style>
    <style:style style:name="T9" style:family="text">
      <style:text-properties style:font-name="Latin Modern Roman1" officeooo:rsid="0016fe58"/>
    </style:style>
    <style:style style:name="T10" style:family="text">
      <style:text-properties style:font-name="Latin Modern Roman1" officeooo:rsid="00196081"/>
    </style:style>
    <style:style style:name="T11" style:family="text">
      <style:text-properties style:font-name="Latin Modern Roman1" officeooo:rsid="0023cdd5"/>
    </style:style>
    <style:style style:name="T12" style:family="text">
      <style:text-properties style:font-name="Latin Modern Roman1" officeooo:rsid="002bc22b"/>
    </style:style>
    <style:style style:name="T13" style:family="text">
      <style:text-properties style:font-name="Latin Modern Roman1" officeooo:rsid="002de72b"/>
    </style:style>
    <style:style style:name="T14" style:family="text">
      <style:text-properties style:font-name="Latin Modern Roman1" officeooo:rsid="002eaf3b"/>
    </style:style>
    <style:style style:name="T15" style:family="text">
      <style:text-properties style:font-name="Latin Modern Roman1" fo:font-weight="bold" style:font-weight-asian="bold" style:font-weight-complex="bold"/>
    </style:style>
    <style:style style:name="T16" style:family="text">
      <style:text-properties style:font-name="Latin Modern Roman1" fo:font-weight="bold" officeooo:rsid="00088441" style:font-weight-asian="bold" style:font-weight-complex="bold"/>
    </style:style>
    <style:style style:name="T17" style:family="text">
      <style:text-properties style:font-name="Latin Modern Roman1" fo:font-weight="bold" officeooo:rsid="004df455" style:font-weight-asian="bold" style:font-weight-complex="bold"/>
    </style:style>
    <style:style style:name="T18" style:family="text">
      <style:text-properties style:font-name="Latin Modern Roman1" fo:font-weight="bold" officeooo:rsid="00126113" style:font-weight-asian="bold" style:font-weight-complex="bold"/>
    </style:style>
    <style:style style:name="T19" style:family="text">
      <style:text-properties style:font-name="Latin Modern Roman1" fo:font-weight="bold" officeooo:rsid="0016fe58" style:font-weight-asian="bold" style:font-weight-complex="bold"/>
    </style:style>
    <style:style style:name="T20" style:family="text">
      <style:text-properties style:font-name="Latin Modern Roman1" fo:font-weight="bold" officeooo:rsid="002bc22b" style:font-weight-asian="bold" style:font-weight-complex="bold"/>
    </style:style>
    <style:style style:name="T21" style:family="text">
      <style:text-properties style:font-name="Latin Modern Roman1" fo:font-weight="bold" officeooo:rsid="002eaf3b" style:font-weight-asian="bold" style:font-weight-complex="bold"/>
    </style:style>
    <style:style style:name="T22" style:family="text">
      <style:text-properties style:font-name="Latin Modern Roman1" officeooo:rsid="004df455"/>
    </style:style>
    <style:style style:name="T23" style:family="text">
      <style:text-properties style:font-name="Latin Modern Roman1" style:text-underline-style="none" fo:font-weight="bold" officeooo:rsid="00153cf3" style:font-weight-asian="bold" style:font-weight-complex="bold"/>
    </style:style>
    <style:style style:name="T24" style:family="text">
      <style:text-properties style:font-name="Latin Modern Roman1" officeooo:rsid="00538ac4"/>
    </style:style>
    <style:style style:name="T25" style:family="text">
      <style:text-properties fo:font-weight="bold" style:font-weight-asian="bold" style:font-weight-complex="bold"/>
    </style:style>
    <style:style style:name="T26" style:family="text">
      <style:text-properties fo:font-weight="bold" officeooo:rsid="004ad6cc" style:font-weight-asian="bold" style:font-weight-complex="bold"/>
    </style:style>
    <style:style style:name="T27" style:family="text">
      <style:text-properties fo:font-weight="bold" officeooo:rsid="000d8298" style:font-weight-asian="bold" style:font-weight-complex="bold"/>
    </style:style>
    <style:style style:name="T28" style:family="text">
      <style:text-properties fo:font-weight="bold" officeooo:rsid="00153cf3" style:font-weight-asian="bold" style:font-weight-complex="bold"/>
    </style:style>
    <style:style style:name="T29" style:family="text">
      <style:text-properties fo:font-weight="bold" officeooo:rsid="005481a4" style:font-weight-asian="bold" style:font-weight-complex="bold"/>
    </style:style>
    <style:style style:name="T30" style:family="text">
      <style:text-properties fo:font-weight="bold" officeooo:rsid="00420cc6" style:font-weight-asian="bold" style:font-weight-complex="bold"/>
    </style:style>
    <style:style style:name="T31" style:family="text">
      <style:text-properties fo:font-weight="bold" officeooo:rsid="004798ef"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4ad6cc" style:font-weight-asian="normal" style:font-weight-complex="normal"/>
    </style:style>
    <style:style style:name="T34" style:family="text">
      <style:text-properties fo:font-style="normal" style:font-style-asian="normal" style:font-style-complex="normal"/>
    </style:style>
    <style:style style:name="T35" style:family="text">
      <style:text-properties fo:font-style="normal" officeooo:rsid="001c22e6" style:font-style-asian="normal" style:font-style-complex="normal"/>
    </style:style>
    <style:style style:name="T36" style:family="text">
      <style:text-properties fo:font-style="normal" officeooo:rsid="001dac4c" style:font-style-asian="normal" style:font-style-complex="normal"/>
    </style:style>
    <style:style style:name="T37" style:family="text">
      <style:text-properties fo:font-style="normal" officeooo:rsid="0020b15b" style:font-style-asian="normal" style:font-style-complex="normal"/>
    </style:style>
    <style:style style:name="T38" style:family="text">
      <style:text-properties fo:font-style="normal" officeooo:rsid="002728d9" style:font-style-asian="normal" style:font-style-complex="normal"/>
    </style:style>
    <style:style style:name="T39" style:family="text">
      <style:text-properties fo:font-style="normal" officeooo:rsid="00278cc1" style:font-style-asian="normal" style:font-style-complex="normal"/>
    </style:style>
    <style:style style:name="T40" style:family="text">
      <style:text-properties fo:font-style="normal" officeooo:rsid="002897b7" style:font-style-asian="normal" style:font-style-complex="normal"/>
    </style:style>
    <style:style style:name="T41" style:family="text">
      <style:text-properties fo:font-style="normal" officeooo:rsid="00516a50" style:font-style-asian="normal" style:font-style-complex="normal"/>
    </style:style>
    <style:style style:name="T42" style:family="text">
      <style:text-properties fo:font-style="normal" officeooo:rsid="0051702a" style:font-style-asian="normal" style:font-style-complex="normal"/>
    </style:style>
    <style:style style:name="T43" style:family="text">
      <style:text-properties fo:font-style="normal" officeooo:rsid="0052d867" style:font-style-asian="normal" style:font-style-complex="normal"/>
    </style:style>
    <style:style style:name="T44" style:family="text">
      <style:text-properties fo:font-style="normal" officeooo:rsid="005a727b"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21cba5" style:font-style-asian="normal" style:font-weight-asian="normal" style:font-style-complex="normal" style:font-weight-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1dac4c" style:font-style-asian="normal" style:font-weight-asian="bold" style:font-style-complex="normal" style:font-weight-complex="bold"/>
    </style:style>
    <style:style style:name="T49" style:family="text">
      <style:text-properties fo:font-style="normal" fo:font-weight="bold" officeooo:rsid="0020b15b" style:font-style-asian="normal" style:font-weight-asian="bold" style:font-style-complex="normal" style:font-weight-complex="bold"/>
    </style:style>
    <style:style style:name="T50" style:family="text">
      <style:text-properties fo:font-style="normal" fo:font-weight="bold" officeooo:rsid="002728d9" style:font-style-asian="normal" style:font-weight-asian="bold" style:font-style-complex="normal" style:font-weight-complex="bold"/>
    </style:style>
    <style:style style:name="T51" style:family="text">
      <style:text-properties fo:font-style="normal" fo:font-weight="bold" officeooo:rsid="00278cc1" style:font-style-asian="normal" style:font-weight-asian="bold" style:font-style-complex="normal" style:font-weight-complex="bold"/>
    </style:style>
    <style:style style:name="T52" style:family="text">
      <style:text-properties style:font-name="Courier"/>
    </style:style>
    <style:style style:name="T53" style:family="text">
      <style:text-properties style:font-name="Courier" fo:font-style="normal" fo:font-weight="normal" style:font-style-asian="normal" style:font-weight-asian="normal" style:font-style-complex="normal" style:font-weight-complex="normal"/>
    </style:style>
    <style:style style:name="T54" style:family="text">
      <style:text-properties style:font-name="Courier" fo:font-style="normal" fo:font-weight="normal" officeooo:rsid="0021cba5" style:font-style-asian="normal" style:font-weight-asian="normal" style:font-style-complex="normal" style:font-weight-complex="normal"/>
    </style:style>
    <style:style style:name="T55" style:family="text">
      <style:text-properties style:font-name="Courier" fo:font-style="normal" style:font-style-asian="normal" style:font-style-complex="normal"/>
    </style:style>
    <style:style style:name="T56" style:family="text">
      <style:text-properties style:font-name="Courier" fo:font-style="normal" officeooo:rsid="001c22e6" style:font-style-asian="normal" style:font-style-complex="normal"/>
    </style:style>
    <style:style style:name="T57" style:family="text">
      <style:text-properties style:font-name="Courier" fo:font-style="normal" officeooo:rsid="001dac4c" style:font-style-asian="normal" style:font-style-complex="normal"/>
    </style:style>
    <style:style style:name="T58" style:family="text">
      <style:text-properties style:font-name="Courier" fo:font-style="normal" officeooo:rsid="0020b15b" style:font-style-asian="normal" style:font-style-complex="normal"/>
    </style:style>
    <style:style style:name="T59" style:family="text">
      <style:text-properties style:font-name="Courier" fo:font-style="normal" officeooo:rsid="00278cc1" style:font-style-asian="normal" style:font-style-complex="normal"/>
    </style:style>
    <style:style style:name="T60" style:family="text">
      <style:text-properties style:font-name="Courier" fo:font-style="normal" officeooo:rsid="002897b7" style:font-style-asian="normal" style:font-style-complex="normal"/>
    </style:style>
    <style:style style:name="T61" style:family="text">
      <style:text-properties style:font-name="Courier" fo:font-style="normal" fo:font-weight="bold" style:font-style-asian="normal" style:font-weight-asian="bold" style:font-style-complex="normal" style:font-weight-complex="bold"/>
    </style:style>
    <style:style style:name="T62" style:family="text">
      <style:text-properties style:font-name="Courier" fo:font-style="normal" fo:font-weight="bold" officeooo:rsid="0020b15b" style:font-style-asian="normal" style:font-weight-asian="bold" style:font-style-complex="normal" style:font-weight-complex="bold"/>
    </style:style>
    <style:style style:name="T63" style:family="text">
      <style:text-properties style:font-name="Courier" fo:font-style="normal" fo:font-weight="bold" officeooo:rsid="002728d9" style:font-style-asian="normal" style:font-weight-asian="bold" style:font-style-complex="normal" style:font-weight-complex="bold"/>
    </style:style>
    <style:style style:name="T64" style:family="text">
      <style:text-properties style:font-name="Courier" officeooo:rsid="000d8298"/>
    </style:style>
    <style:style style:name="T65" style:family="text">
      <style:text-properties style:font-name="Courier" officeooo:rsid="0010f99d"/>
    </style:style>
    <style:style style:name="T66" style:family="text">
      <style:text-properties style:font-name="Courier" officeooo:rsid="00126113"/>
    </style:style>
    <style:style style:name="T67" style:family="text">
      <style:text-properties style:font-name="Courier" officeooo:rsid="0014fe68"/>
    </style:style>
    <style:style style:name="T68" style:family="text">
      <style:text-properties style:font-name="Courier" officeooo:rsid="00153cf3"/>
    </style:style>
    <style:style style:name="T69" style:family="text">
      <style:text-properties style:font-name="Courier" officeooo:rsid="0016fe58"/>
    </style:style>
    <style:style style:name="T70" style:family="text">
      <style:text-properties style:font-name="Courier" officeooo:rsid="0023cdd5"/>
    </style:style>
    <style:style style:name="T71" style:family="text">
      <style:text-properties style:font-name="Courier" officeooo:rsid="002668c9"/>
    </style:style>
    <style:style style:name="T72" style:family="text">
      <style:text-properties style:font-name="Courier" officeooo:rsid="0029f09c"/>
    </style:style>
    <style:style style:name="T73" style:family="text">
      <style:text-properties style:font-name="Courier" officeooo:rsid="002bc22b"/>
    </style:style>
    <style:style style:name="T74" style:family="text">
      <style:text-properties style:font-name="Courier" fo:font-weight="bold" officeooo:rsid="0016fe58" style:font-weight-asian="bold" style:font-weight-complex="bold"/>
    </style:style>
    <style:style style:name="T75" style:family="text">
      <style:text-properties style:font-name="Courier" fo:font-weight="bold" officeooo:rsid="002bc22b" style:font-weight-asian="bold" style:font-weight-complex="bold"/>
    </style:style>
    <style:style style:name="T76" style:family="text">
      <style:text-properties style:font-name="Courier" fo:font-weight="bold" officeooo:rsid="002eaf3b" style:font-weight-asian="bold" style:font-weight-complex="bold"/>
    </style:style>
    <style:style style:name="T77" style:family="text">
      <style:text-properties officeooo:rsid="000d8298"/>
    </style:style>
    <style:style style:name="T78" style:family="text">
      <style:text-properties officeooo:rsid="00153cf3"/>
    </style:style>
    <style:style style:name="T79" style:family="text">
      <style:text-properties style:text-position="super 58%"/>
    </style:style>
    <style:style style:name="T80" style:family="text">
      <style:text-properties officeooo:rsid="0029f09c"/>
    </style:style>
    <style:style style:name="T81" style:family="text">
      <style:text-properties officeooo:rsid="00420cc6"/>
    </style:style>
    <style:style style:name="T82" style:family="text">
      <style:text-properties officeooo:rsid="004798ef"/>
    </style:style>
    <style:style style:name="T83" style:family="text">
      <style:text-properties officeooo:rsid="004b8253"/>
    </style:style>
    <style:style style:name="T84" style:family="text">
      <style:text-properties officeooo:rsid="005481a4"/>
    </style:style>
    <style:style style:name="T85" style:family="text">
      <style:text-properties officeooo:rsid="00597381"/>
    </style:style>
    <style:style style:name="T86" style:family="text">
      <style:text-properties style:font-name="Latin Modern Roman1" fo:font-style="normal" fo:font-weight="normal" style:font-style-asian="normal" style:font-weight-asian="normal" style:font-style-complex="normal" style:font-weight-complex="normal"/>
    </style:style>
    <style:style style:name="T87" style:family="text">
      <style:text-properties style:font-name="Latin Modern Roman1" fo:font-style="normal" fo:font-weight="normal" officeooo:rsid="00088441" style:font-style-asian="normal" style:font-weight-asian="normal" style:font-style-complex="normal" style:font-weight-complex="normal"/>
    </style:style>
    <style:style style:name="T88" style:family="text">
      <style:text-properties style:font-name="Latin Modern Roman1" fo:font-style="normal" fo:font-weight="normal" officeooo:rsid="0021cba5" style:font-style-asian="normal" style:font-weight-asian="normal" style:font-style-complex="normal" style:font-weight-complex="normal"/>
    </style:style>
    <style:style style:name="T89" style:family="text">
      <style:text-properties officeooo:rsid="005d6b9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8">Projet IPI : stackchess</text:p>
      <text:p text:style-name="P3"/>
      <text:p text:style-name="P4">Jeu d’échec à empilement de pièces</text:p>
      <text:p text:style-name="P4"/>
      <text:p text:style-name="P4"/>
      <text:p text:style-name="Horizontal_20_Line"/>
      <text:p text:style-name="Text_20_body"/>
      <text:p text:style-name="P5"/>
      <text:p text:style-name="P27"/>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Subtitle"/>
          </text:index-source-styles>
        </text:table-of-content-source>
        <text:index-body>
          <text:index-title text:style-name="Sect1" text:name="Table des matières1_Head">
            <text:p text:style-name="Contents_20_Heading">Table des matières</text:p>
          </text:index-title>
          <text:p text:style-name="P44"><text:a xlink:type="simple" xlink:href="#__RefHeading___Toc260_2104079822" text:style-name="Index_20_Link" text:visited-style-name="Index_20_Link">I Introduction et implémentation du plateau<text:tab/>3</text:a></text:p>
          <text:p text:style-name="P45"><text:a xlink:type="simple" xlink:href="#__RefHeading___Toc789_2104079822" text:style-name="Index_20_Link" text:visited-style-name="Index_20_Link">1.1 Introduction<text:tab/>3</text:a></text:p>
          <text:p text:style-name="P45"><text:a xlink:type="simple" xlink:href="#__RefHeading___Toc791_2104079822" text:style-name="Index_20_Link" text:visited-style-name="Index_20_Link">1.2 Le plateau et les pièces<text:tab/>3</text:a></text:p>
          <text:p text:style-name="P44"><text:a xlink:type="simple" xlink:href="#__RefHeading___Toc262_2104079822" text:style-name="Index_20_Link" text:visited-style-name="Index_20_Link">II Récupération des caractères de choix<text:tab/>3</text:a></text:p>
          <text:p text:style-name="P45"><text:a xlink:type="simple" xlink:href="#__RefHeading___Toc793_2104079822" text:style-name="Index_20_Link" text:visited-style-name="Index_20_Link">2.1 Les coordonnées des cases<text:tab/>3</text:a></text:p>
          <text:p text:style-name="P45"><text:a xlink:type="simple" xlink:href="#__RefHeading___Toc795_2104079822" text:style-name="Index_20_Link" text:visited-style-name="Index_20_Link">2.2 Les choix utilisateurs<text:tab/>4</text:a></text:p>
          <text:p text:style-name="P44"><text:a xlink:type="simple" xlink:href="#__RefHeading___Toc264_2104079822" text:style-name="Index_20_Link" text:visited-style-name="Index_20_Link">III Boucles principales de jeu<text:tab/>4</text:a></text:p>
          <text:p text:style-name="P44"><text:a xlink:type="simple" xlink:href="#__RefHeading___Toc266_2104079822" text:style-name="Index_20_Link" text:visited-style-name="Index_20_Link">IV Les fonctions de déplacement<text:tab/>5</text:a></text:p>
          <text:p text:style-name="P45"><text:a xlink:type="simple" xlink:href="#__RefHeading___Toc797_2104079822" text:style-name="Index_20_Link" text:visited-style-name="Index_20_Link">4.1 Les validations d’un déplacement<text:tab/>5</text:a></text:p>
          <text:p text:style-name="P45"><text:a xlink:type="simple" xlink:href="#__RefHeading___Toc799_2104079822" text:style-name="Index_20_Link" text:visited-style-name="Index_20_Link">4.2 Les déplacements<text:tab/>5</text:a></text:p>
          <text:p text:style-name="P44"><text:a xlink:type="simple" xlink:href="#__RefHeading___Toc1549_2104079822" text:style-name="Index_20_Link" text:visited-style-name="Index_20_Link">V Limites du jeu<text:tab/>5</text:a></text:p>
          <text:p text:style-name="P45"><text:a xlink:type="simple" xlink:href="#__RefHeading___Toc1551_2104079822" text:style-name="Index_20_Link" text:visited-style-name="Index_20_Link">5.1 Taille du plateau<text:tab/>5</text:a></text:p>
          <text:p text:style-name="P45"><text:a xlink:type="simple" xlink:href="#__RefHeading___Toc1553_2104079822" text:style-name="Index_20_Link" text:visited-style-name="Index_20_Link">5.2 Match nul par placement des pièces<text:tab/>6</text:a></text:p>
          <text:p text:style-name="P45"><text:a xlink:type="simple" xlink:href="#__RefHeading___Toc1555_2104079822" text:style-name="Index_20_Link" text:visited-style-name="Index_20_Link">5.3 Match nul par type des pièces<text:tab/>6</text:a></text:p>
          <text:p text:style-name="P45"><text:a xlink:type="simple" xlink:href="#__RefHeading___Toc551_74719591" text:style-name="Index_20_Link" text:visited-style-name="Index_20_Link">5.4 Défaite par impossibilité de déplacement<text:tab/>6</text:a></text:p>
          <text:p text:style-name="P45"><text:a xlink:type="simple" xlink:href="#__RefHeading___Toc566_74719591" text:style-name="Index_20_Link" text:visited-style-name="Index_20_Link">5.5 Match nul par situations cycliques<text:tab/>7</text:a></text:p>
          <text:p text:style-name="P44"><text:a xlink:type="simple" xlink:href="#__RefHeading___Toc866_2239876763" text:style-name="Index_20_Link" text:visited-style-name="Index_20_Link">VI Liens<text:tab/>7</text:a></text:p>
        </text:index-body>
      </text:table-of-content>
      <text:p text:style-name="P2"/>
      <text:h text:style-name="P37" text:outline-level="1"/>
      <text:h text:style-name="P43" text:outline-level="1"><text:bookmark-start text:name="__RefHeading___Toc260_2104079822"/><text:span text:style-name="T85">I Introduction et i</text:span>mplémentation du plateau<text:bookmark-end text:name="__RefHeading___Toc260_2104079822"/></text:h>
      <text:p text:style-name="P17"><text:bookmark-start text:name="__RefHeading___Toc789_2104079822"/><text:span text:style-name="T85">1.1 Introduction</text:span><text:bookmark-end text:name="__RefHeading___Toc789_2104079822"/></text:p>
      <text:p text:style-name="P33"><text:span text:style-name="T87">L’</text:span><text:span text:style-name="T86">objectif de ce projet est de coder un jeu d’échec où il est possible d’empiler les pièces les unes sur les autres. Il est développé en langage C. Il met en œuvre des concepts de bases du langage ainsi qu’une capacité à faire des décisions vis à vis des différentes implémentations possibles.</text:span></text:p>
      <text:p text:style-name="P18"><text:bookmark-start text:name="__RefHeading___Toc791_2104079822"/><text:span text:style-name="T85">1.2 Le plateau et l</text:span>es pièces<text:bookmark-end text:name="__RefHeading___Toc791_2104079822"/></text:p>
      <text:p text:style-name="P30">Je représente le plateau du jeu d’échec par un tableau à <text:span text:style-name="T25">une </text:span><text:span text:style-name="T32">dimension. Mon plateau est de </text:span><text:span text:style-name="T25">taille variable</text:span><text:span text:style-name="T32"> n, je créé donc mon tableau avec </text:span><text:span text:style-name="T53">malloc</text:span><text:span text:style-name="T32">.</text:span><text:span text:style-name="T2"><text:line-break/></text:span><text:span text:style-name="T3">J’ai besoin d’une implémentation de </text:span><text:span text:style-name="T16">piles</text:span><text:span text:style-name="T3"> pour pouvoir empiler les pièces. Mes piles seront donc des </text:span><text:span text:style-name="T16">tableaux </text:span><text:span text:style-name="T17">dynamiques </text:span><text:span text:style-name="T16">de pièces</text:span><text:span text:style-name="T3">, pour une meilleure optimisation de la mémoire.</text:span></text:p>
      <text:p text:style-name="P32"><text:span text:style-name="T45">O</text:span><text:span text:style-name="T46">n peut ensuite initialiser le plateau avec les pièces à leurs positions de départ avec une fonction </text:span><text:span text:style-name="T54">init(tab, n) ;</text:span><text:span text:style-name="T46"> et l’afficher avec une fonction </text:span><text:span text:style-name="T54">print_game(tab, n)</text:span><text:span text:style-name="T88">.</text:span>On représente les pièces par leur type (P pour pion, F pour fou etc.) et leur couleur (N pour noir, B pour blanc). Je définis donc mon type <text:span text:style-name="T55">piece </text:span><text:span text:style-name="T34">:<text:line-break/><text:tab/></text:span><text:span text:style-name="T55">typedef struct piece {<text:line-break/><text:tab/><text:tab/>char<text:tab/><text:tab/>nom[3] ;<text:line-break/><text:tab/>} piece ;</text:span><text:span text:style-name="T34"><text:line-break/>Le nom est de </text:span><text:span text:style-name="T47">taille 3</text:span><text:span text:style-name="T34"> : deux cases pour le </text:span><text:span text:style-name="T47">type</text:span><text:span text:style-name="T34"> et la </text:span><text:span text:style-name="T47">couleur</text:span><text:span text:style-name="T34">, une case pour le </text:span><text:span text:style-name="T61">‘\0’</text:span><text:span text:style-name="T34">.</text:span></text:p>
      <text:h text:style-name="P38" text:outline-level="1"><text:bookmark-start text:name="__RefHeading___Toc262_2104079822"/><text:span text:style-name="T85">II </text:span>Récupération des caractères de choix<text:bookmark-end text:name="__RefHeading___Toc262_2104079822"/></text:h>
      <text:p text:style-name="P19"><text:bookmark-start text:name="__RefHeading___Toc793_2104079822"/><text:span text:style-name="T85">2.1 </text:span>Les coordonnées des cases<text:bookmark-end text:name="__RefHeading___Toc793_2104079822"/></text:p>
      <text:p text:style-name="P11"><text:span text:style-name="T77">Le jeu étant à taille variable, une coordonnée est constituée d’une </text:span><text:span text:style-name="T27">lettre</text:span><text:span text:style-name="T77"> et d’un </text:span><text:span text:style-name="T27">nombre à 1 ou 2 chiffres</text:span><text:span text:style-name="T77">. Je choisi d’imposer une </text:span><text:span text:style-name="T27">taille maximale</text:span><text:span text:style-name="T77"> de </text:span><text:span text:style-name="T27">26</text:span><text:span text:style-name="T77"> en ayant la lettre comme contrainte. J’implémente deux fonctions permettant respectivement de vérifier la validité d’une coordonnée, et de convertir une coordonnée utilisateur en un indice valable dans mon tableau (par une correspondance entre matrice et tableau 1D) :<text:line-break/><text:tab/></text:span><text:span text:style-name="T64">int is_valid_indice(char str[4], int n) ;<text:line-break/><text:tab/>int get_indice(char str[4], int n) ;<text:line-break/></text:span><text:span text:style-name="T4">J’utilise </text:span><text:span text:style-name="T64">str</text:span><text:span text:style-name="T4"> de taille 4 car </text:span><text:span text:style-name="T5">une coordonnée peut au maximum être de taille 3, plus le </text:span><text:span text:style-name="T65">‘\0’.</text:span></text:p>
      <text:p text:style-name="Text_20_body"><text:soft-page-break/><text:span text:style-name="T5">P</text:span><text:span text:style-name="T1">our traiter une coordonnée utilisateur, je traite d’abord la </text:span><text:span text:style-name="T15">lettre </text:span><text:span text:style-name="T1">:<text:line-break/><text:tab/></text:span><text:span text:style-name="T52">col = str[0] - ‘a’ ;<text:line-break/></text:span><text:span text:style-name="T1">puis je créé un pointeur </text:span><text:span text:style-name="T52">tmp</text:span><text:span text:style-name="T1"> ne contenant plus que le </text:span><text:span text:style-name="T15">nombre</text:span><text:span text:style-name="T1"> et j’utilise :<text:line-break/><text:tab/></text:span><text:span text:style-name="T52">line = n – strtol(tmp, NULL, 10) ;<text:line-break/></text:span><text:span text:style-name="T6">Ainsi je récupère </text:span><text:span text:style-name="T18">l’indice</text:span><text:span text:style-name="T6"> correspondant dans </text:span><text:span text:style-name="T18">mon tableau</text:span><text:span text:style-name="T6">, qui sera </text:span><text:span text:style-name="T66">n*line + col</text:span><text:span text:style-name="T6">.<text:line-break/></text:span><text:span text:style-name="T10">Mon problème </text:span><text:span text:style-name="T11">ici</text:span><text:span text:style-name="T10"> était la récupération du nombre lorsqu’il avait 2 chiffres : </text:span><text:span text:style-name="T11">je récupérais le nombre avec </text:span><text:span text:style-name="T70">str[1]</text:span><text:span text:style-name="T11"> et </text:span><text:span text:style-name="T70">str[2]</text:span><text:span text:style-name="T11"> mais il fallait faire une disjonction de cas si n&gt;=10 et vérifier que les deux caractères était bien des nombres. L’implémentation est plus simple et efficace avec </text:span><text:span text:style-name="T70">strtol</text:span><text:span text:style-name="T11">.</text:span></text:p>
      <text:p text:style-name="P20"><text:bookmark-start text:name="__RefHeading___Toc795_2104079822"/><text:span text:style-name="T85">2.2 </text:span>Les choix utilisateurs<text:bookmark-end text:name="__RefHeading___Toc795_2104079822"/></text:p>
      <text:p text:style-name="P7">Le joueur choisit entre sélectionner une case (<text:span text:style-name="T52">c</text:span>), déplacer une pile (<text:span text:style-name="T52">d</text:span>), ou abandonner (<text:span text:style-name="T52">a</text:span>). <text:span text:style-name="T78">Il doit aussi entrer un nombre de pièce à déplacer dans le cas échéant. Je récupère </text:span><text:span text:style-name="T28">le choix</text:span><text:span text:style-name="T78"> et le stocke dans une variable </text:span><text:span text:style-name="T68">c</text:span><text:span text:style-name="T78"> avec :<text:line-break/><text:tab/></text:span><text:span text:style-name="T67">fflush(stdin) ;<text:line-break/><text:tab/>scanf(%1s, buf) ;<text:line-break/><text:tab/></text:span><text:span text:style-name="T69">c = buf[0] ;</text:span><text:span text:style-name="T67"><text:line-break/></text:span><text:span text:style-name="T7">Le </text:span><text:span text:style-name="T67">fflush(stdin)</text:span><text:span text:style-name="T7"> permet d’enlever tout caractère du </text:span><text:span text:style-name="T67">stdin</text:span><text:span text:style-name="T7"> qui serait resté après un </text:span><text:span text:style-name="T67">scanf</text:span><text:span text:style-name="T7"> . </text:span><text:span text:style-name="T8">Dans le cas du </text:span><text:span text:style-name="T23">nombre de pièce</text:span><text:span text:style-name="T8">, j’utilise :<text:line-break/><text:tab/></text:span><text:span text:style-name="T68">fflush(stdin) ;<text:line-break/><text:tab/>scanf(%2s, buf) ;<text:line-break/><text:tab/>nbr_deplacement = strtol(buf, NULL, 10) ;<text:line-break/></text:span><text:span text:style-name="T9">J’utilise le </text:span><text:span text:style-name="T74">%2s</text:span><text:span text:style-name="T9"> car on ne peut déplacer théoriquement que </text:span><text:span text:style-name="T19">52</text:span><text:span text:style-name="T9"> </text:span><text:span text:style-name="T19">pièces</text:span><text:span text:style-name="T9"> d’un coup </text:span><text:span text:style-name="T22">(2 chiffres)</text:span><text:span text:style-name="T9">.</text:span></text:p>
      <text:h text:style-name="P39" text:outline-level="1"><text:bookmark-start text:name="__RefHeading___Toc264_2104079822"/><text:span text:style-name="T85">III </text:span>Boucles principales de jeu<text:bookmark-end text:name="__RefHeading___Toc264_2104079822"/></text:h>
      <text:p text:style-name="P8">Le jeu <text:span text:style-name="T25">s’arrête</text:span> lorsqu’un joueur n’a <text:span text:style-name="T25">plus de pièces</text:span> ou qu’un joueur <text:span text:style-name="T25">abandonne</text:span>. A l’aide de 3 variables, j’implémente donc la boucle principale du jeu :<text:line-break/><text:tab/><text:span text:style-name="T52">while (abandon &amp;&amp; nbr_black &amp;&amp; nbr_white) {<text:line-break/><text:tab/><text:tab/></text:span><text:span text:style-name="T55">/* deroulement du jeu */<text:line-break/><text:tab/>}</text:span></text:p>
      <text:p text:style-name="P31"><text:span text:style-name="T36">A l’aide d’une variable </text:span><text:span text:style-name="T57">player_color</text:span><text:span text:style-name="T36">, je gère l</text:span><text:span text:style-name="T41">e</text:span><text:span text:style-name="T36"> </text:span><text:span text:style-name="T48">passage</text:span><text:span text:style-name="T36"> du joueur des </text:span><text:span text:style-name="T48">blancs</text:span><text:span text:style-name="T36"> au jouer des </text:span><text:span text:style-name="T48">noirs</text:span><text:span text:style-name="T36">. </text:span><text:span text:style-name="T34">Il faut ensuite gérer la boucle de sélection : </text:span><text:span text:style-name="T35">tant</text:span><text:span text:style-name="T34"> </text:span><text:span text:style-name="T35">qu’</text:span><text:span text:style-name="T34">un joueur choisit </text:span><text:span text:style-name="T55">c</text:span><text:span text:style-name="T34">, </text:span><text:span text:style-name="T35">il faut afficher le plateau de jeu et le contenu de la case sélectionnée. Pour cela, j’utilis</text:span><text:span text:style-name="T42">e</text:span><text:span text:style-name="T35"> un </text:span><text:span text:style-name="T56">while</text:span><text:span text:style-name="T35"> avec les instructions </text:span><text:span text:style-name="T56">continue </text:span><text:span text:style-name="T35">et</text:span><text:span text:style-name="T56"> break</text:span><text:span text:style-name="T35">. </text:span><text:span text:style-name="T44">J’ai </text:span><text:span text:style-name="T37">aussi </text:span><text:span text:style-name="T44">implémenté</text:span><text:span text:style-name="T37"> une fonction </text:span><text:span text:style-name="T58">count_pcs</text:span><text:span text:style-name="T37"> qui </text:span><text:span text:style-name="T49">met à jour</text:span><text:span text:style-name="T37"> les variables </text:span><text:span text:style-name="T62">nbr_black</text:span><text:span text:style-name="T37"> et </text:span><text:span text:style-name="T62">nbr_white</text:span><text:span text:style-name="T37"> lorsqu’il y a un déplacement.</text:span></text:p>
      <text:h text:style-name="P40" text:outline-level="1"><text:bookmark-start text:name="__RefHeading___Toc266_2104079822"/><text:soft-page-break/><text:span text:style-name="T85">IV </text:span>Les fonctions de déplacement<text:bookmark-end text:name="__RefHeading___Toc266_2104079822"/></text:h>
      <text:p text:style-name="P21"><text:bookmark-start text:name="__RefHeading___Toc797_2104079822"/><text:span text:style-name="T85">4.1 </text:span>Les validations d’un déplacement<text:bookmark-end text:name="__RefHeading___Toc797_2104079822"/></text:p>
      <text:p text:style-name="P14">Pour valider un déplacement, il faut vérifier que le déplacement soit <text:span text:style-name="T25">légal</text:span> pour toutes les pièces, mais aussi que les pièces ne passent <text:span text:style-name="T25">pas au-dessus</text:span> d’autres pièces, d’où les fonctions respectives :</text:p>
      <text:p text:style-name="P9"><text:span text:style-name="T71">int </text:span><text:span text:style-name="T52">is_valid_deplacemt</text:span><text:span text:style-name="T71">(stack *tab, int n, int nbr, int old, int new)</text:span><text:span text:style-name="T52"><text:line-break/>i</text:span><text:span text:style-name="T71">nt </text:span><text:span text:style-name="T52">is_jumping</text:span><text:span text:style-name="T71">(stack *tab, int n, int old, int new)</text:span></text:p>
      <text:p text:style-name="P6">Pour la fonction <text:span text:style-name="T52">is_valid_deplacemt</text:span>, je vérifie que toutes les pièces de la première jusqu’à la <text:span text:style-name="T52">nbr</text:span><text:span text:style-name="T79">ème</text:span> puisse se déplacer à l’aide d’un <text:span text:style-name="T52">switch</text:span>.</text:p>
      <text:p text:style-name="P6"><text:span text:style-name="T38">Je vérifie les déplacements pour chaque pi</text:span><text:span text:style-name="T43">è</text:span><text:span text:style-name="T38">ce à l’aide des variables </text:span><text:span text:style-name="T63">old</text:span><text:span text:style-name="T38"> et </text:span><text:span text:style-name="T63">new</text:span><text:span text:style-name="T38"> symbolisant la case de </text:span><text:span text:style-name="T50">départ</text:span><text:span text:style-name="T38"> et </text:span><text:span text:style-name="T50">d’arrivée</text:span><text:span text:style-name="T38">. </text:span><text:span text:style-name="T39">Je </text:span><text:span text:style-name="T51">converti ces indices</text:span><text:span text:style-name="T39"> en </text:span><text:span text:style-name="T51">coordonnées</text:span><text:span text:style-name="T39"> dans une </text:span><text:span text:style-name="T51">matrice </text:span><text:span text:style-name="T39">: </text:span><text:span text:style-name="T59">old</text:span><text:span text:style-name="T39"> est en case (old_i, old_j) et </text:span><text:span text:style-name="T59">new</text:span><text:span text:style-name="T39"> en case (new_i, new_j) de l’équivalent matriciel du tableau.<text:line-break/>On a : </text:span><text:span text:style-name="T59">old_i=old/n, old_j=old%n, new_i=new/n, new_j=new%n<text:line-break/></text:span><text:span text:style-name="T40">Ainsi, il est aisé de vérifier que </text:span><text:span text:style-name="T60">old</text:span><text:span text:style-name="T40"> et </text:span><text:span text:style-name="T60">new</text:span><text:span text:style-name="T40"> sont sur une même ligne, colonne, diagonale etc.</text:span></text:p>
      <text:p text:style-name="P21"><text:bookmark-start text:name="__RefHeading___Toc799_2104079822"/><text:span text:style-name="T85">4.2 </text:span>Les déplacements<text:bookmark-end text:name="__RefHeading___Toc799_2104079822"/></text:p>
      <text:p text:style-name="P10">Lors d’un déplacement, le joueur va soit déplacer sa pile de pièces sans autre effet, soit retirer du plateau les pièces ennemies correspondantes. <text:span text:style-name="T80">J’implémente donc les fonctions :<text:line-break/></text:span><text:span text:style-name="T72"><text:tab/>void deplacer(int n, stack *tab, int old, int new) ;<text:line-break/><text:tab/>void manger(int n, stack *tab, int old, int new) ;<text:line-break/></text:span><text:span text:style-name="T12">Pour </text:span><text:span text:style-name="T20">déplacer</text:span><text:span text:style-name="T12"> une pile de pièce </text:span><text:span text:style-name="T13">en conservant l’ordre</text:span><text:span text:style-name="T12">, j’utilise une pile temporaire </text:span><text:span text:style-name="T73">tmp</text:span><text:span text:style-name="T12">. Je </text:span><text:span text:style-name="T20">dépile</text:span><text:span text:style-name="T12"> n éléments de la case </text:span><text:span text:style-name="T75">old</text:span><text:span text:style-name="T12"> en </text:span><text:span text:style-name="T20">empilant</text:span><text:span text:style-name="T12"> sur </text:span><text:span text:style-name="T75">tmp</text:span><text:span text:style-name="T12">, puis je </text:span><text:span text:style-name="T20">dépile</text:span><text:span text:style-name="T12"> </text:span><text:span text:style-name="T75">tmp</text:span><text:span text:style-name="T12"> en </text:span><text:span text:style-name="T20">empilant</text:span><text:span text:style-name="T12"> sur la case </text:span><text:span text:style-name="T75">new</text:span><text:span text:style-name="T12">. </text:span><text:span text:style-name="T14">Pour « </text:span><text:span text:style-name="T21">manger</text:span><text:span text:style-name="T14"> » les pièces adverses, il suffit de </text:span><text:span text:style-name="T21">dépiler</text:span><text:span text:style-name="T14"> le contenu de la case </text:span><text:span text:style-name="T76">new</text:span><text:span text:style-name="T14"> </text:span><text:span text:style-name="T24">d’abord </text:span><text:span text:style-name="T14">puis de déplacer la pile.</text:span></text:p>
      <text:h text:style-name="P41" text:outline-level="1"><text:bookmark-start text:name="__RefHeading___Toc1549_2104079822"/><text:span text:style-name="T85">V </text:span>Limites du jeu<text:bookmark-end text:name="__RefHeading___Toc1549_2104079822"/></text:h>
      <text:p text:style-name="P22"><text:bookmark-start text:name="__RefHeading___Toc1551_2104079822"/><text:span text:style-name="T85">5.1 </text:span>Taille du plateau<text:bookmark-end text:name="__RefHeading___Toc1551_2104079822"/></text:p>
      <text:p text:style-name="P12">Comme dit dans la section coordonnées des cases, la lettre est une composante de la coordonnée, j’ai donc <text:span text:style-name="T25">limité la taille</text:span> du plateau à <text:span text:style-name="T25">26</text:span> pour ne pas avoir à définir une nouvelle façon de <text:span text:style-name="T84">noter</text:span> les coordonnées. Il aurait été possible de numéroter les colonnes <text:span text:style-name="T52">‘aa’</text:span><text:span text:style-name="T1">,</text:span><text:span text:style-name="T52"> ‘ab’</text:span> après la <text:span text:style-name="T52">‘z’</text:span>, mais cela implique de changer aussi l’implémentation des <text:soft-page-break/>fonctions <text:span text:style-name="T52">is_valid_indice</text:span> et <text:span text:style-name="T52">get_indice</text:span><text:span text:style-name="T1">. La question aurait encore pu se poser après la colonne </text:span><text:span text:style-name="T52">‘zz’</text:span><text:span text:style-name="T1">, il aurait donc fallu </text:span><text:span text:style-name="T15">généraliser le processus</text:span><text:span text:style-name="T1">.</text:span></text:p>
      <text:p text:style-name="P23"><text:bookmark-start text:name="__RefHeading___Toc1553_2104079822"/><text:span text:style-name="T85">5.2 </text:span>Match <text:span text:style-name="T83">n</text:span>ul par placement des pièces<text:bookmark-end text:name="__RefHeading___Toc1553_2104079822"/></text:p>
      <text:p text:style-name="P13">Il est possible d’arriver à une situation de match nul qui ne dépend pas du type des pièces mais de leur placement. En effet, prenons la situation ou un joueur possède <text:span text:style-name="T25">2 pions</text:span> l’un sur l’autre, et l’ennemi possède <text:span text:style-name="T29">2</text:span><text:span text:style-name="T84"> </text:span><text:span text:style-name="T25">pions</text:span> situés sur la <text:span text:style-name="T25">même colonne</text:span> ou une colonne distante de plus de 1 colonne par rapport au premier joueur. En théorie, les joueurs <text:span text:style-name="T81">disposent des types de pièces qui leurs permettent de manger des pièces adverses. Mais en pratique, </text:span><text:span text:style-name="T30">ni l’un ni l’autre</text:span><text:span text:style-name="T81"> ne pourront </text:span><text:span text:style-name="T30">manger</text:span><text:span text:style-name="T81"> de pions adverses du fait du placement des pions. Ce cas de « match nul par placement » n’est pas pris en compte, un joueur doit abandonner.</text:span></text:p>
      <text:p text:style-name="P24"><text:bookmark-start text:name="__RefHeading___Toc1555_2104079822"/><text:span text:style-name="T85">5.3 </text:span>Match nul par type des pièces<text:bookmark-end text:name="__RefHeading___Toc1555_2104079822"/></text:p>
      <text:p text:style-name="P15">Les situations de match nul à cause des types des pièces <text:span text:style-name="T25">ne devraient pas se produire</text:span>. Un match nul par type de pièce apparaît quand les deux joueurs ne possèdent que des pièces à déplacements incompatibles, ils ne peuvent donc pas empiler deux pièces pour pouvoir « manger » une pièce adverse. En effet : <text:span text:style-name="T25">supposons</text:span> qu’une telle situation se présente. Cela implique que dans une <text:span text:style-name="T25">situation précédente</text:span>, un joueur a <text:span text:style-name="T25">mangé au moins une pièce</text:span> de l’autre car les joueur débutent avec toutes les pièces du jeu. <text:span text:style-name="T25">Contradiction </text:span>: les joueurs ne possèdent que des pièces à déplacements incompatibles, il est impossible pour un joueur d’avoir réussi à manger une ou plusieurs pièce de l’autre dans une situation précédente. Ce cas précis de match nul ne peut donc pas apparaître.</text:p>
      <text:p text:style-name="P15"><text:span text:style-name="T82">En revanche, un </text:span><text:span text:style-name="T31">cas problématique</text:span><text:span text:style-name="T82"> s’en rapprochant est le suivant : si un joueur possède cette pile : Pion – Tour – Fou, il est </text:span><text:span text:style-name="T31">impossible</text:span><text:span text:style-name="T82"> pour lui de </text:span><text:span text:style-name="T31">manger</text:span><text:span text:style-name="T82"> une pièce adverse (les 3 pièces sont incompatibles et les 2 du dessus aussi) alors qu’il possède théoriquement des pièces compatibles. Il doit donc </text:span><text:span text:style-name="T31">changer l’ordre des pièces</text:span><text:span text:style-name="T82">, mais cela n’est pas toujours </text:span><text:span text:style-name="T31">possible</text:span><text:span text:style-name="T82"> selon la </text:span><text:span text:style-name="T31">disposition</text:span><text:span text:style-name="T82"> des pièces adverses, il se trouve donc dans une </text:span><text:span text:style-name="T31">impasse</text:span><text:span text:style-name="T82">. Ce cas n’est pas traité dans le jeu et nous amène au cas suivant.</text:span></text:p>
      <text:p text:style-name="P25"><text:bookmark-start text:name="__RefHeading___Toc551_74719591"/><text:span text:style-name="T85">5.4 </text:span>Défaite par impossibilité de déplacement<text:bookmark-end text:name="__RefHeading___Toc551_74719591"/></text:p>
      <text:p text:style-name="P16">De manière analogue à l’impasse due à l’ordre de la pile, un joueur peut se trouver dans la situation où il ne peut <text:span text:style-name="T25">déplacer aucune pièce</text:span> à cause des <text:span text:style-name="T25">placements des pièces adverses</text:span>. Dans cette situation, le joueur ne peut effectuer aucune action durant son tour, il ne peut donc <text:span text:style-name="T32">qu’abandonner</text:span>. Ce cas « d’obligation d’abandon » n’est pas traité dans le jeu.</text:p>
      <text:p text:style-name="P26"><text:bookmark-start text:name="__RefHeading___Toc566_74719591"/><text:soft-page-break/><text:span text:style-name="T85">5.5 </text:span>Match nul par situations cycliques<text:bookmark-end text:name="__RefHeading___Toc566_74719591"/></text:p>
      <text:p text:style-name="P16">Le dernier cas posant problèmes apparaît lorsque les deux joueurs possèdent des pièces à déplacements compatibles, qui théoriquement ne donnent pas lieu à un match nul par placement, mais qui pour autant ne se mangeront jamais. Par exemple : si les <text:span text:style-name="T25">deux</text:span> <text:span text:style-name="T25">joueurs</text:span> possèdent <text:span text:style-name="T26">deux tours</text:span><text:span text:style-name="T33">, il semble d’abord improbable qu’un joueur laisse ses tours seules et ne les empilent pas. Si toutefois il en décide ainsi, il ne laissera jamais une tour sur la même ligne / colonne que la pile de 2 tours de l’ennemi (il se ferait manger le tour suivant). Il en résulte une situation de </text:span><text:span text:style-name="T26">déplacements infini</text:span><text:span text:style-name="T33"> où il est impossible pour l’un comme pour l’autre de manger l’ennemi.</text:span></text:p>
      <text:p text:style-name="P34"><text:span text:style-name="T32">On peut imaginer une </text:span><text:span text:style-name="T25">solution</text:span><text:span text:style-name="T32"> à ces problèmes avec une </text:span><text:span text:style-name="T25">limite de temps</text:span><text:span text:style-name="T32"> et compter le </text:span><text:span text:style-name="T25">nombre de pièces</text:span><text:span text:style-name="T32"> que chaque joueur à manger, avec un cas d’égalité.</text:span></text:p>
      <text:h text:style-name="P42" text:outline-level="1"><text:bookmark-start text:name="__RefHeading___Toc866_2239876763"/>VI Liens<text:bookmark-end text:name="__RefHeading___Toc866_2239876763"/></text:h>
      <text:p text:style-name="P35">L’entièreté du code et des différents fichiers sera disponible sur <text:span text:style-name="T89">ce </text:span><text:a xlink:type="simple" xlink:href="https://github.com/Stickyfame" text:style-name="Internet_20_link" text:visited-style-name="Visited_20_Internet_20_Link"><text:span text:style-name="T89">GitHub</text:span></text:a><text:span text:style-name="T89">.</text:span></text:p>
      <text:p text:style-name="P36">Consignes et contraintes du projet disponibles <text:a xlink:type="simple" xlink:href="http://web4.ensiie.fr/~guillaume.burel/cours/IPI/projet_2018.html" text:style-name="Internet_20_link" text:visited-style-name="Visited_20_Internet_20_Link">ici</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in Modern Roman1" svg:font-family="'Latin Modern Roman'" style:font-pitch="variable"/>
    <style:font-face style:name="Latin Modern Roman2" svg:font-family="'Latin Modern Roman'" style:font-adornments="12 Bold" style:font-pitch="variable"/>
    <style:font-face style:name="Latin Modern Roman" svg:font-family="'Latin Modern Roman'" style:font-adornments="12 Regular" style:font-pitch="variable"/>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in Modern Roman" fo:font-family="'Latin Modern Roman'" style:font-style-name="12 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118af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atin Modern Roman2" fo:font-family="'Latin Modern Roman'" style:font-style-name="12 Bold" style:font-pitch="variable"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Latin Modern Roman" fo:font-family="'Latin Modern Roman'" style:font-style-name="12 Regular" style:font-pitch="variable"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atin Modern Roman2" fo:font-family="'Latin Modern Roman'" style:font-style-name="12 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3pt"/>
    </style:style>
    <style:style style:name="Footer" style:family="paragraph" style:parent-style-name="Standard" style:default-outline-level="" style:list-style-name=""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3995ec" officeooo:paragraph-rsid="003995ec"/>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footer-first>
        <text:p text:style-name="MP1"><text:bookmark-start text:name="__RefHeading___Toc1011_2104079822"/>Auteur : ANTEUNIS Charles, ENSIIE 2018-2019<text:bookmark-end text:name="__RefHeading___Toc1011_2104079822"/></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11:02:53.140544858</meta:creation-date>
    <dc:date>2019-01-07T16:30:03.403257273</dc:date>
    <meta:editing-duration>PT3H56M9S</meta:editing-duration>
    <meta:editing-cycles>73</meta:editing-cycles>
    <meta:generator>LibreOffice/6.0.7.3$Linux_X86_64 LibreOffice_project/00m0$Build-3</meta:generator>
    <meta:document-statistic meta:table-count="0" meta:image-count="0" meta:object-count="0" meta:page-count="7" meta:paragraph-count="61" meta:word-count="1704" meta:character-count="9842" meta:non-whitespace-character-count="8175"/>
  </office:meta>
</office:document-meta>
</file>